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5F7C6D6E7F7534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437in" svg:height="5.1516in" draw:z-index="0"><draw:image xlink:href="Pictures/1000020100000780000004B05F7C6D6E7F75343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5:50:06.844851757</meta:creation-date>
    <dc:date>2019-03-20T15:51:00.749605916</dc:date>
    <meta:editing-duration>PT5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